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5aae" officeooo:paragraph-rsid="001b5aae"/>
    </style:style>
    <style:style style:name="P2" style:family="paragraph" style:parent-style-name="Standard">
      <style:text-properties officeooo:rsid="001c4377" officeooo:paragraph-rsid="001c4377"/>
    </style:style>
    <style:style style:name="P3" style:family="paragraph" style:parent-style-name="Standard">
      <style:text-properties officeooo:rsid="001c4377" officeooo:paragraph-rsid="001d751f"/>
    </style:style>
    <style:style style:name="P4" style:family="paragraph" style:parent-style-name="Standard">
      <style:text-properties officeooo:rsid="001d751f" officeooo:paragraph-rsid="001d751f"/>
    </style:style>
    <style:style style:name="P5" style:family="paragraph" style:parent-style-name="Standard">
      <style:text-properties officeooo:rsid="001ee469" officeooo:paragraph-rsid="001ee469"/>
    </style:style>
    <style:style style:name="P6" style:family="paragraph" style:parent-style-name="Standard">
      <style:text-properties officeooo:rsid="001f26fc" officeooo:paragraph-rsid="001f26fc"/>
    </style:style>
    <style:style style:name="P7" style:family="paragraph" style:parent-style-name="Standard">
      <style:text-properties officeooo:rsid="001feb72" officeooo:paragraph-rsid="001feb72"/>
    </style:style>
    <style:style style:name="P8" style:family="paragraph" style:parent-style-name="Standard" style:list-style-name="L1">
      <style:text-properties officeooo:rsid="001b5aae" officeooo:paragraph-rsid="001b5aae"/>
    </style:style>
    <style:style style:name="P9" style:family="paragraph" style:parent-style-name="Standard" style:list-style-name="L2">
      <style:text-properties officeooo:rsid="001b5aae" officeooo:paragraph-rsid="001b5aae"/>
    </style:style>
    <style:style style:name="P10" style:family="paragraph" style:parent-style-name="Standard" style:list-style-name="L3">
      <style:text-properties officeooo:rsid="001b5aae" officeooo:paragraph-rsid="001b5aae"/>
    </style:style>
    <style:style style:name="T1" style:family="text">
      <style:text-properties officeooo:rsid="001d751f"/>
    </style:style>
    <style:style style:name="T2" style:family="text">
      <style:text-properties officeooo:rsid="001f26fc"/>
    </style:style>
    <style:style style:name="T3" style:family="text">
      <style:text-properties officeooo:rsid="0021413f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in Betriebssystem:</text:p>
      <text:p text:style-name="P1">… bietet Schnittstellen zwischen dem Benutzer, den Anwendungsprogrammen und der Hardware</text:p>
      <text:p text:style-name="P1">… steuert die Ausführung von Programmen</text:p>
      <text:p text:style-name="P1"/>
      <text:p text:style-name="P1">Sichten auf ein Betriebssystem:</text:p>
      <text:p text:style-name="P1"/>
      <text:list xml:id="list2128927669655250788" text:style-name="L1">
        <text:list-item>
          <text:p text:style-name="P8">Benutzer / Programmierer-Sicht: „Abstrakte Maschine“</text:p>
          <text:p text:style-name="P8">Hauptziel: Einfache und komfortable Schnittstellen!</text:p>
        </text:list-item>
      </text:list>
      <text:list xml:id="list5776557564290659951" text:style-name="L2">
        <text:list-item>
          <text:list>
            <text:list-item>
              <text:p text:style-name="P9">Benutzerschnittstelle</text:p>
              <text:list>
                <text:list-item>
                  <text:p text:style-name="P9">GUI</text:p>
                </text:list-item>
                <text:list-item>
                  <text:p text:style-name="P9">Kommandointerpreter mit Skript-Sprache</text:p>
                  <text:p text:style-name="P9"/>
                </text:list-item>
              </text:list>
            </text:list-item>
            <text:list-item>
              <text:p text:style-name="P9">Programmierschnittstelle</text:p>
              <text:list>
                <text:list-item>
                  <text:p text:style-name="P9">HW-unabhängige Prozeduraufrufe („System Calls“)</text:p>
                </text:list-item>
              </text:list>
            </text:list-item>
          </text:list>
        </text:list-item>
      </text:list>
      <text:p text:style-name="P1"/>
      <text:p text:style-name="P1"/>
      <text:list xml:id="list222660356807915" text:continue-list="list2128927669655250788" text:style-name="L1">
        <text:list-item>
          <text:p text:style-name="P8">System-Sicht:“Betriebsmittelverwalter“</text:p>
        </text:list-item>
      </text:list>
      <text:p text:style-name="P1"><text:tab/>Hauptziel: Effiziente Betriebsmittelausnutzung!</text:p>
      <text:list xml:id="list79793791300354592" text:style-name="L3">
        <text:list-item>
          <text:p text:style-name="P10">Prozessor</text:p>
        </text:list-item>
        <text:list-item>
          <text:p text:style-name="P10">Speicher</text:p>
        </text:list-item>
        <text:list-item>
          <text:p text:style-name="P10">Dateien</text:p>
        </text:list-item>
        <text:list-item>
          <text:p text:style-name="P10">I/O Geräte</text:p>
        </text:list-item>
      </text:list>
      <text:p text:style-name="P1"/>
      <text:p text:style-name="P1">Ein Betriebssystem verwaltet die Betriebsmittel und teilt sie den Anwendungsprogrammen zu.</text:p>
      <text:p text:style-name="P1"/>
      <text:p text:style-name="P2">Generationen und parallele Hardware-Entwicklungen</text:p>
      <text:p text:style-name="P2"/>
      <text:p text:style-name="P3">1. Generation 1945 „Schalttafeln“</text:p>
      <text:p text:style-name="P3">kein Betriebssystem</text:p>
      <text:p text:style-name="P2">„Von-Neumann-Architektur“</text:p>
      <text:p text:style-name="P2">Fetch-Decode-Execute Cycle</text:p>
      <text:p text:style-name="P2"/>
      <text:p text:style-name="P2">- CPU</text:p>
      <text:p text:style-name="P2"><text:tab/>- Steuerwerk</text:p>
      <text:p text:style-name="P2"><text:tab/>- Rechenwerk</text:p>
      <text:p text:style-name="P2">- Adressbus (Spreicheradressierung)</text:p>
      <text:p text:style-name="P2">- Datenbus (R/W von Daten von/zum Speicher=</text:p>
      <text:p text:style-name="P2">- Daten- und Befehlsspeicher <text:tab/><text:tab/><text:tab/>- I/O GEräte</text:p>
      <text:p text:style-name="P2"/>
      <text:p text:style-name="P2">2. Generation 1955 „Batch systems“</text:p>
      <text:p text:style-name="P2"/>
      <text:p text:style-name="P2"><text:tab/><text:span text:style-name="T1">Monitor: Software, die den Ablauf der Programme steuert.</text:span></text:p>
      <text:p text:style-name="P2"><text:tab/><text:span text:style-name="T1">Lädt ein Programm und die Eingabedaten in den Hauptspeicher (lochkarte) und verzweigt <text:tab/>zu dessen Startadresse.</text:span></text:p>
      <text:p text:style-name="P4"><text:tab/>Nach Programmende / Programmfehler wird wieder der Monitor aufgerufen, der das <text:tab/>nächsten Programm lädt.</text:p>
      <text:p text:style-name="P4"><text:tab/>Lochkarten als Programm</text:p>
      <text:p text:style-name="P4"><text:tab/>Computer wurden im Rechenzentrum betrieben.</text:p>
      <text:p text:style-name="P4"/>
      <text:p text:style-name="P4"/>
      <text:p text:style-name="P4"/>
      <text:p text:style-name="P4"/>
      <text:p text:style-name="P4"><text:soft-page-break/>Job Control Language (JCL)</text:p>
      <text:p text:style-name="P5">Kommandosprache: Informationsübergabe des gerade aktuellen Programms(„Job“) <text:span text:style-name="T2">an den</text:span> Monitor</text:p>
      <text:p text:style-name="P5"><text:tab/><text:span text:style-name="T2">Kompiler ?</text:span></text:p>
      <text:p text:style-name="P5"><text:tab/><text:span text:style-name="T2">Daten ?</text:span></text:p>
      <text:p text:style-name="P5"><text:tab/><text:span text:style-name="T2">I/O</text:span></text:p>
      <text:p text:style-name="P5"><text:tab/><text:span text:style-name="T2">etc..</text:span></text:p>
      <text:p text:style-name="P6">Uniprogramming: nur ein Programm gleichzeitig, Prozessor wartet auf das Ende jeder</text:p>
      <text:p text:style-name="P2">3. Generation 1965 „Multiprogramming“</text:p>
      <text:p text:style-name="P6">Hardware-Eingeschaften für ein stabiles, stauber strukturiertes Betriebssystem</text:p>
      <text:p text:style-name="P6">- Speicherschutz</text:p>
      <text:p text:style-name="P6">- Timer/Interrupts: aus Job Benutzerprogramm zum Monitor zurückkehren</text:p>
      <text:p text:style-name="P6"><text:tab/><text:tab/><text:tab/>Verhindern des Monopolisieren des Rechners</text:p>
      <text:p text:style-name="P6">-Privilegierte Operationen: Nur Monitor soll z.B I/O-Befehle ausführen können</text:p>
      <text:p text:style-name="P6"><text:tab/><text:tab/><text:tab/><text:tab/>2 Modi-Betrieb notwendig (User-/Kernmodus)</text:p>
      <text:p text:style-name="P6"/>
      <text:p text:style-name="P6">Multiprogramming</text:p>
      <text:p text:style-name="P6"/>
      <text:p text:style-name="P6">Mehrere Programme (Jobs) sind gleichzeitig im Hauptspeicher</text:p>
      <text:p text:style-name="P7">Wenn ein Job die CPU „freiwillig“ abgibt und auf I/O wartet, kann der Monitor die CPU auf ein anderen Job umschalten --→ Welches ? → Scheduling!</text:p>
      <text:p text:style-name="P7"/>
      <text:p text:style-name="P7">Time Sharing</text:p>
      <text:p text:style-name="P7">Benutzt Multiprogramming, um viele interaktive Jobs „Sessions“ zu verarbeiten </text:p>
      <text:p text:style-name="P7"/>
      <text:p text:style-name="P7">CPU-Zeit wird zwischen vielen Jobs aufgeteilt, Unterbrechung eines Jobs nach Ablauf einer Zeitscheibe durch Timer/Interrupt</text:p>
      <text:p text:style-name="P7"/>
      <text:p text:style-name="P2">4. Generation 1980-heute „PC, Mobile C, VS“</text:p>
      <text:p text:style-name="P2"/>
      <text:p text:style-name="P2">.<text:span text:style-name="T3">bashrc mittels dieser Datei kann man sich die Bash (Standard-Shell) konfigurieren und anpass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20:20:51.373891001</meta:creation-date>
    <meta:editing-duration>PT37S</meta:editing-duration>
    <meta:editing-cycles>2</meta:editing-cycles>
    <meta:generator>LibreOffice/5.1.4.2$Linux_X86_64 LibreOffice_project/10m0$Build-2</meta:generator>
    <dc:date>2016-09-18T20:21:22.058773430</dc:date>
    <meta:document-statistic meta:table-count="0" meta:image-count="0" meta:object-count="0" meta:page-count="2" meta:paragraph-count="58" meta:word-count="311" meta:character-count="2482" meta:non-whitespace-character-count="2216"/>
  </office:meta>
</office:document-meta>
</file>